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2aef" officeooo:paragraph-rsid="000f2aef"/>
    </style:style>
    <style:style style:name="P2" style:family="paragraph" style:parent-style-name="Standard" style:list-style-name="L1">
      <style:text-properties officeooo:rsid="000f2aef" officeooo:paragraph-rsid="000f2aef"/>
    </style:style>
    <style:style style:name="P3" style:family="paragraph" style:parent-style-name="Standard">
      <style:text-properties fo:font-size="15pt" officeooo:rsid="000f2aef" officeooo:paragraph-rsid="000f2aef" style:font-size-asian="15pt" style:font-size-complex="15pt"/>
    </style:style>
    <style:style style:name="P4" style:family="paragraph" style:parent-style-name="Standard" style:list-style-name="L1">
      <style:text-properties officeooo:rsid="000f6a39" officeooo:paragraph-rsid="000f6a39"/>
    </style:style>
    <style:style style:name="P5" style:family="paragraph" style:parent-style-name="Standard" style:list-style-name="L1">
      <style:text-properties fo:font-weight="bold" officeooo:rsid="000f6a39" officeooo:paragraph-rsid="000f6a3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G 11/12</text:p>
      <text:p text:style-name="P3">Languages of South America</text:p>
      <text:p text:style-name="P1"/>
      <text:list text:style-name="L1">
        <text:list-item>
          <text:p text:style-name="P2">Awawakan – northern SA</text:p>
        </text:list-item>
        <text:list-item>
          <text:p text:style-name="P2">Carib- <text:s/>Northern SA</text:p>
        </text:list-item>
        <text:list-item>
          <text:p text:style-name="P2">Quechuan (Quechua and Aymara lang) – Andes</text:p>
        </text:list-item>
      </text:list>
      <text:p text:style-name="P1"/>
      <text:list text:continue-numbering="true" text:style-name="L1">
        <text:list-item>
          <text:p text:style-name="P2">Quechua was the language of the Inca Empire, taught at CU</text:p>
        </text:list-item>
        <text:list-item>
          <text:p text:style-name="P2">Dialect continuum, Ecuador → Peru → Bolivia → Argentina</text:p>
        </text:list-item>
        <text:list-item>
          <text:p text:style-name="P4">Paraguay and Guarani</text:p>
          <text:list>
            <text:list-item>
              <text:p text:style-name="P4">90% bilingual</text:p>
            </text:list-item>
            <text:list-item>
              <text:p text:style-name="P5">unstable bilingualism <text:span text:style-name="T1">is not going on in Paraguay, surprisingly stable for generations</text:span></text:p>
            </text:list-item>
            <text:list-item>
              <text:p text:style-name="P5"><text:span text:style-name="T1">Jesuit missionaries adopted Guarani as a lingua franca as early as 1639</text:span></text:p>
            </text:list-item>
          </text:list>
        </text:list-item>
        <text:list-item>
          <text:p text:style-name="P5"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4:26:12.914088590</meta:creation-date>
    <dc:date>2025-11-12T18:55:41.854594966</dc:date>
    <meta:editing-duration>PT4H5M24S</meta:editing-duration>
    <meta:editing-cycles>1</meta:editing-cycles>
    <meta:document-statistic meta:table-count="0" meta:image-count="0" meta:object-count="0" meta:page-count="1" meta:paragraph-count="12" meta:word-count="77" meta:character-count="431" meta:non-whitespace-character-count="372"/>
    <meta:generator>LibreOffice/24.2.7.2$Linux_X86_64 LibreOffice_project/420$Build-2</meta:generator>
  </office:meta>
</office:document-meta>
</file>